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2.953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221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3.739cm"/>
    </style:style>
    <style:style style:name="co13" style:family="table-column">
      <style:table-column-properties fo:break-before="auto" style:column-width="4.12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ilano-2018-Gennaio (copia)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LOCALITA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TMEDIA °C</text:p>
          </table:table-cell>
          <table:table-cell office:value-type="string" calcext:value-type="string">
            <text:p>TMIN °C</text:p>
          </table:table-cell>
          <table:table-cell office:value-type="string" calcext:value-type="string">
            <text:p>TMAX °C</text:p>
          </table:table-cell>
          <table:table-cell office:value-type="string" calcext:value-type="string">
            <text:p>PUNTORUGIADA °C</text:p>
          </table:table-cell>
          <table:table-cell office:value-type="string" calcext:value-type="string">
            <text:p>UMIDITA %</text:p>
          </table:table-cell>
          <table:table-cell office:value-type="string" calcext:value-type="string">
            <text:p>VISIBILITA km</text:p>
          </table:table-cell>
          <table:table-cell office:value-type="string" calcext:value-type="string">
            <text:p>VENTOMEDIA km/h</text:p>
          </table:table-cell>
          <table:table-cell office:value-type="string" calcext:value-type="string">
            <text:p>VENTOMAX km/h</text:p>
          </table:table-cell>
          <table:table-cell office:value-type="string" calcext:value-type="string">
            <text:p>RAFFICA km/h</text:p>
          </table:table-cell>
          <table:table-cell office:value-type="string" calcext:value-type="string">
            <text:p>PRESSIONESLM mb</text:p>
          </table:table-cell>
          <table:table-cell office:value-type="string" calcext:value-type="string">
            <text:p>PRESSIONEMEDIA mb</text:p>
          </table:table-cell>
          <table:table-cell office:value-type="string" calcext:value-type="string">
            <text:p>PIOGGIA mm</text:p>
          </table:table-cell>
          <table:table-cell office:value-type="string" calcext:value-type="string">
            <text:p>FENOMENI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1/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1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1/201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1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1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1/20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1/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1/20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1/20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1/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1/2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1/2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1/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1/20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1/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1/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1/201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1/201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1/20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1/20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1/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1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1/201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1/20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1/2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1/20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1/20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1/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1/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1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1/20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2/2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2/201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2/201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2/20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2/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2/20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2/20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2/20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2/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2/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2/2018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2/20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2/2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2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2/20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2/2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2/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2/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v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2/20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2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v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2/201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2/20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2/201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3/2018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v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3/20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v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3/201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v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3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3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3/20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3/20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3/20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3/20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3/20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3/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3/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3/201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3/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3/20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3/20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3/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3/20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3/20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3/20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3/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3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3/20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3/20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3/20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3/20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3/20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3/20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3/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3/20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3/20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4/20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4/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4/20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4/20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4/20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4/20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4/20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4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4/20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4/20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4/20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4/20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4/20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4/20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4/20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4/20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4/201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4/20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4/20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4/201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4/201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4/20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4/2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4/20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4/20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4/201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4/20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4/2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4/20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4/201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5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5/2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5/20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5/20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5/20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5/20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5/20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5/20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5/20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5/20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5/20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5/20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5/20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5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5/20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5/20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5/20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5/20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5/20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5/20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5/20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5/20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5/20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5/20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5/20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5/20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5/20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5/20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5/201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5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5/20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6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6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6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6/20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6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6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6/20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6/20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6/20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6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6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6/20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6/20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6/20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6/20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6/20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6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6/201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6/20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6/20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6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6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6/20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6/20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6/20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6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6/20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6/20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6/20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6/20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7/20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7/20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7/20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7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7/20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7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7/20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7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7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7/201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7/20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7/20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7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7/20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7/20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7/20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7/20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7/201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7/201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7/20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7/20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7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7/20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7/20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7/20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7/20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7/20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7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7/20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7/20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7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8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8/20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8/2018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8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8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8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8/2018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8/2018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8/20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8/201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8/201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8/20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8/20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8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8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8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8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8/20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8/201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8/201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8/201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8/20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8/201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8/20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8/20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8/201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8/20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8/20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8/20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8/201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8/20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9/20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9/20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9/20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9/20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9/20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9/20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9/20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9/20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9/20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9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9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9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9/20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9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9/20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9/20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9/201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9/20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9/20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9/20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9/2018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9/201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9/20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9/20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9/20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9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9/20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9/20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9/20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9/20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10/20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10/20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10/20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10/20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10/20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10/20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10/201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10/20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10/20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10/20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10/20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10/201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10/20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ndin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10/20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andin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10/20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10/20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10/201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10/20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10/20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10/2018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10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10/20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10/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10/20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10/20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10/20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10/20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10/20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10/20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10/20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10/20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11/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11/2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11/20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11/20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11/20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temporale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11/20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11/20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11/20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11/20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11/2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11/20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11/20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11/20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11/20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11/20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11/20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11/20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11/20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11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11/20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11/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11/20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11/20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11/20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11/20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11/20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11/20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11/20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11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11/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/12/20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/12/2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/12/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4/12/20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5/12/20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v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6/12/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7/1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8/12/20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9/12/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0/12/20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1/12/20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2/12/201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3/12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4/12/20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5/12/201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6/12/20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7/12/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8/12/201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19/12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neve 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0/12/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ogg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1/12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2/12/20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3/12/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4/12/20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5/12/201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6/12/2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7/12/20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8/12/201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29/12/201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0/12/20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  <table:table-row table:style-name="ro1">
          <table:table-cell office:value-type="string" calcext:value-type="string">
            <text:p>Milano</text:p>
          </table:table-cell>
          <table:table-cell office:value-type="string" calcext:value-type="string">
            <text:p>31/12/201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bbi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22:52:27.84911520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2T22:52:38.076587299</dc:date>
    <meta:editing-duration>PT6M3S</meta:editing-duration>
    <meta:editing-cycles>3</meta:editing-cycles>
    <meta:generator>LibreOffice/6.4.2.2$Linux_X86_64 LibreOffice_project/40$Build-2</meta:generator>
    <meta:document-statistic meta:table-count="1" meta:cell-count="5339" meta:object-count="0"/>
  </office:meta>
</office:document-meta>
</file>